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c16c7" officeooo:paragraph-rsid="001c16c7" style:font-weight-asian="bold" style:font-weight-complex="bold"/>
    </style:style>
    <style:style style:name="P2" style:family="paragraph" style:parent-style-name="Standard">
      <style:text-properties fo:font-weight="normal" officeooo:rsid="001c3113" officeooo:paragraph-rsid="001c3113" style:font-weight-asian="normal" style:font-weight-complex="normal"/>
    </style:style>
    <style:style style:name="P3" style:family="paragraph" style:parent-style-name="Standard">
      <style:text-properties fo:font-style="italic" fo:font-weight="normal" officeooo:rsid="001e120c" officeooo:paragraph-rsid="001e120c" style:font-style-asian="italic" style:font-weight-asian="normal" style:font-style-complex="italic" style:font-weight-complex="normal"/>
    </style:style>
    <style:style style:name="P4" style:family="paragraph" style:parent-style-name="Standard">
      <style:text-properties fo:font-style="normal" fo:font-weight="normal" officeooo:rsid="001e99c6" officeooo:paragraph-rsid="001e99c6" style:font-style-asian="normal" style:font-weight-asian="normal" style:font-style-complex="normal" style:font-weight-complex="normal"/>
    </style:style>
    <style:style style:name="P5" style:family="paragraph" style:parent-style-name="Standard" style:list-style-name="L1">
      <style:text-properties fo:font-style="normal" fo:font-weight="normal" officeooo:rsid="001f25b9" officeooo:paragraph-rsid="001f25b9" style:font-style-asian="normal" style:font-weight-asian="normal" style:font-style-complex="normal" style:font-weight-complex="normal"/>
    </style:style>
    <style:style style:name="P6" style:family="paragraph" style:parent-style-name="Standard">
      <style:text-properties fo:font-style="normal" fo:font-weight="normal" officeooo:rsid="001f25b9" officeooo:paragraph-rsid="001f25b9" style:font-style-asian="normal" style:font-weight-asian="normal" style:font-style-complex="normal" style:font-weight-complex="normal"/>
    </style:style>
    <style:style style:name="P7" style:family="paragraph" style:parent-style-name="Standard">
      <style:text-properties fo:font-style="normal" fo:font-weight="normal" officeooo:rsid="00202090" officeooo:paragraph-rsid="00202090" style:font-style-asian="normal" style:font-weight-asian="normal" style:font-style-complex="normal" style:font-weight-complex="normal"/>
    </style:style>
    <style:style style:name="P8" style:family="paragraph" style:parent-style-name="Standard">
      <style:text-properties fo:font-style="normal" fo:font-weight="normal" officeooo:rsid="0021e4db" officeooo:paragraph-rsid="0021e4db" style:font-style-asian="normal" style:font-weight-asian="normal" style:font-style-complex="normal" style:font-weight-complex="normal"/>
    </style:style>
    <style:style style:name="P9" style:family="paragraph" style:parent-style-name="Standard">
      <style:text-properties fo:font-style="normal" fo:font-weight="bold" officeooo:rsid="001e99c6" officeooo:paragraph-rsid="001e99c6" style:font-style-asian="normal" style:font-weight-asian="bold" style:font-style-complex="normal" style:font-weight-complex="bold"/>
    </style:style>
    <style:style style:name="P10" style:family="paragraph" style:parent-style-name="Standard">
      <style:text-properties officeooo:paragraph-rsid="0023822d"/>
    </style:style>
    <style:style style:name="P11" style:family="paragraph" style:parent-style-name="Standard">
      <style:text-properties officeooo:rsid="0024664e" officeooo:paragraph-rsid="0024664e"/>
    </style:style>
    <style:style style:name="P12" style:family="paragraph" style:parent-style-name="Standard">
      <style:text-properties officeooo:rsid="00252d18" officeooo:paragraph-rsid="00252d18"/>
    </style:style>
    <style:style style:name="T1" style:family="text">
      <style:text-properties officeooo:rsid="001e99c6"/>
    </style:style>
    <style:style style:name="T2" style:family="text">
      <style:text-properties officeooo:rsid="0023822d"/>
    </style:style>
    <style:style style:name="T3" style:family="text">
      <style:text-properties fo:font-style="normal" fo:font-weight="normal" officeooo:rsid="0023822d" style:font-style-asian="normal" style:font-weight-asian="normal" style:font-style-complex="normal" style:font-weight-complex="normal"/>
    </style:style>
    <style:style style:name="T4" style:family="text">
      <style:text-properties officeooo:rsid="00252d1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allelism and Performances</text:p>
      <text:p text:style-name="P2">parallel version could be slower that sequential version.!!!!!!</text:p>
      <text:p text:style-name="P2">make a parallel application brings additional costs like: Run-time overheads, Synchronization costs, under and over threading, load-balancing and scalability problems.</text:p>
      <text:p text:style-name="P2"/>
      <text:p text:style-name="P3">Hyperthreading needs when you are a lot of internet connections where there are a lot of thread that sleep for more time, <text:span text:style-name="T1">it can execute 2 thread on 1 core “at the same time”</text:span>.</text:p>
      <text:p text:style-name="P4"/>
      <text:p text:style-name="P9">How measure performances</text:p>
      <text:p text:style-name="P4"/>
      <text:list xml:id="list3749333305" text:style-name="L1">
        <text:list-item>
          <text:p text:style-name="P5">Throughput</text:p>
        </text:list-item>
        <text:list-item>
          <text:p text:style-name="P5">Latency</text:p>
        </text:list-item>
        <text:list-item>
          <text:p text:style-name="P5">Scalability</text:p>
        </text:list-item>
        <text:list-item>
          <text:p text:style-name="P5">….</text:p>
        </text:list-item>
      </text:list>
      <text:p text:style-name="P6"/>
      <text:p text:style-name="P7">we must measure the execution time of some instructions.</text:p>
      <text:p text:style-name="P8">Use a timer using System.nanoTime()</text:p>
      <text:p text:style-name="P8"/>
      <text:p text:style-name="P8">we can calculate throughput = AmountOfWork/ExecutionTime</text:p>
      <text:p text:style-name="P8">Time for I data = I/throughput</text:p>
      <text:p text:style-name="P8"/>
      <text:p text:style-name="P8">Internal latency:</text:p>
      <text:p text:style-name="P8">With a measure of the time elapsed between the instant a data is acquired at the input on an application, and the instant in which the respective result is produced at its output, it is possible to obtain an estimate of the application internal latency (response-time, processingtime).</text:p>
      <text:p text:style-name="P8"/>
      <text:p text:style-name="P8">Latency+ProceccingTime=ResponseTime</text:p>
      <text:p text:style-name="P8">Latency=ProceccingTime</text:p>
      <text:p text:style-name="P8"/>
      <text:p text:style-name="P8">Speed-up</text:p>
      <text:p text:style-name="P8">S=SerialTime/ParallelTime</text:p>
      <text:p text:style-name="P8"/>
      <text:p text:style-name="P10"><text:span text:style-name="T3">Amdhal: </text:span>SpeedUp = 1/(S+((1-S)/n))</text:p>
      <text:p text:style-name="P10"><text:span text:style-name="T2">Gustafson: </text:span>Scaled SpeedUp = n + (1-n) * s</text:p>
      <text:p text:style-name="P10"/>
      <text:p text:style-name="P11">decompose data is more efficient that decompose tasks, <text:span text:style-name="T4">avoid heterogeneous tasks.</text:span></text:p>
      <text:p text:style-name="P12">Work with homogeneous tasks that are obtained by data-decomposition.</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5T13:23:28.395631344</meta:creation-date>
    <meta:generator>LibreOffice/7.3.3.2$Linux_X86_64 LibreOffice_project/30$Build-2</meta:generator>
    <dc:date>2022-05-25T14:06:16.947041460</dc:date>
    <meta:editing-duration>PT22M25S</meta:editing-duration>
    <meta:editing-cycles>9</meta:editing-cycles>
    <meta:document-statistic meta:table-count="0" meta:image-count="0" meta:object-count="0" meta:page-count="1" meta:paragraph-count="23" meta:word-count="188" meta:character-count="1283" meta:non-whitespace-character-count="1122"/>
  </office:meta>
</office:document-meta>
</file>